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ira Sans1" svg:font-family="'Fira Sans', 'Droid Sans Mono', monospace, monospace, 'Droid Sans Fallback'"/>
    <style:font-face style:name="Merriweather" svg:font-family="Merriweather"/>
    <style:font-face style:name="Fira Sans" svg:font-family="'Fira Sans'" style:font-family-generic="swiss"/>
    <style:font-face style:name="FreeSans1" svg:font-family="FreeSans" style:font-family-generic="swiss"/>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ist_20_1">
      <style:text-properties officeooo:rsid="001095e5" officeooo:paragraph-rsid="001095e5"/>
    </style:style>
    <style:style style:name="P2" style:family="paragraph" style:parent-style-name="Text_20_body" style:list-style-name="List_20_1">
      <style:text-properties officeooo:rsid="0014a204" officeooo:paragraph-rsid="0014a204"/>
    </style:style>
    <style:style style:name="P3" style:family="paragraph" style:parent-style-name="Text_20_body">
      <style:text-properties officeooo:rsid="0014a204" officeooo:paragraph-rsid="0014a204"/>
    </style:style>
    <style:style style:name="P4" style:family="paragraph" style:parent-style-name="Text_20_body">
      <style:text-properties officeooo:rsid="00162e3b" officeooo:paragraph-rsid="00162e3b"/>
    </style:style>
    <style:style style:name="T1" style:family="text">
      <style:text-properties officeooo:rsid="001095e5"/>
    </style:style>
    <style:style style:name="T2" style:family="text">
      <style:text-properties officeooo:rsid="0011afb5"/>
    </style:style>
    <style:style style:name="T3" style:family="text">
      <style:text-properties officeooo:rsid="0014d818"/>
    </style:style>
    <style:style style:name="T4" style:family="text">
      <style:text-properties officeooo:rsid="00162e3b"/>
    </style:style>
    <style:style style:name="T5" style:family="text">
      <style:text-properties officeooo:rsid="0018be9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T3">## </text:span>A Valid Adverse Event Report</text:h>
      <text:p text:style-name="Standard"/>
      <text:p text:style-name="Standard">The minimum requirements for a valid case.</text:p>
      <text:p text:style-name="Standard"/>
      <text:p text:style-name="Standard">- An <text:span text:style-name="T1">identifiable</text:span> patient</text:p>
      <text:p text:style-name="Standard">- An identifiable suspected <text:span text:style-name="T1">company</text:span> product</text:p>
      <text:p text:style-name="Standard">- An identifiable reporter</text:p>
      <text:p text:style-name="Standard">- An adverse event</text:p>
      <text:p text:style-name="Standard"/>
      <text:h text:style-name="Heading_20_2" text:outline-level="2"><text:span text:style-name="T3">## </text:span>Individual Case Data Flo<text:span text:style-name="T1">w</text:span></text:h>
      <text:p text:style-name="Standard"/>
      <text:p text:style-name="Standard">The information is received from the reporters and the case is entered <text:span text:style-name="T1">initially</text:span> into the database. Later the case is cross-checked for duplicates and cleared to enter into the system as a new or a follow up case and registered. The next step in the process is triage where the case is judged based on its seriousness. The data is entered in the next step and the narrative is written and sent over to get reviewed by medical <text:span text:style-name="T1">professionals.</text:span> The case is closed after expert review and cleared to proceed for reporting.</text:p>
      <text:p text:style-name="Standard"/>
      <text:h text:style-name="Heading_20_2" text:outline-level="2"><text:span text:style-name="T3">## </text:span>Desired Information</text:h>
      <text:list xml:id="list1914151449" text:style-name="List_20_1">
        <text:list-item>
          <text:p text:style-name="P1">The details of the <text:span text:style-name="T5">patient</text:span></text:p>
        </text:list-item>
        <text:list-item>
          <text:p text:style-name="P1">Adverse event</text:p>
        </text:list-item>
        <text:list-item>
          <text:p text:style-name="P1">company medication including the information like therapy dates, dose,<text:span text:style-name="T2">indication etc</text:span></text:p>
        </text:list-item>
        <text:list-item>
          <text:p text:style-name="P2">reporter correspondence details</text:p>
        </text:list-item>
        <text:list-item>
          <text:p text:style-name="P2">the medical history</text:p>
        </text:list-item>
        <text:list-item>
          <text:p text:style-name="P2">concomitant medication</text:p>
        </text:list-item>
        <text:list-item>
          <text:p text:style-name="P2">action taken like dechallenge,rechallange,intervention.</text:p>
        </text:list-item>
      </text:list>
      <text:p text:style-name="P3"/>
      <text:p text:style-name="P4">Follow up information</text:p>
      <text:p text:style-name="P4">any new information or change in previous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ira Sans1" svg:font-family="'Fira Sans', 'Droid Sans Mono', monospace, monospace, 'Droid Sans Fallback'"/>
    <style:font-face style:name="Merriweather" svg:font-family="Merriweather"/>
    <style:font-face style:name="Fira Sans" svg:font-family="'Fira Sans'" style:font-family-generic="swiss"/>
    <style:font-face style:name="FreeSans1" svg:font-family="FreeSans" style:font-family-generic="swiss"/>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Fira Sans"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Fira Sans"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Merriweather" fo:font-family="Merriweather"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Fira Sans" fo:font-family="'Fira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Fira Sans" fo:font-family="'Fira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Fira Sans" fo:font-family="'Fira Sans'" style:font-family-generic="swis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si Sarath</meta:initial-creator>
    <meta:creation-date>2021-11-13T10:32:12.229030573</meta:creation-date>
    <dc:date>2021-11-13T11:13:46.516721853</dc:date>
    <dc:creator>Sasi Sarath</dc:creator>
    <meta:editing-duration>PT21M11S</meta:editing-duration>
    <meta:editing-cycles>6</meta:editing-cycles>
    <meta:generator>LibreOffice/6.1.5.2$Linux_X86_64 LibreOffice_project/10$Build-2</meta:generator>
    <meta:document-statistic meta:table-count="0" meta:image-count="0" meta:object-count="0" meta:page-count="1" meta:paragraph-count="18" meta:word-count="178" meta:character-count="1083" meta:non-whitespace-character-count="930"/>
  </office:meta>
</office:document-meta>
</file>